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c451" officeooo:paragraph-rsid="001dc451"/>
    </style:style>
    <style:style style:name="P2" style:family="paragraph" style:parent-style-name="Standard">
      <style:text-properties officeooo:rsid="001f9f4e" officeooo:paragraph-rsid="001f9f4e"/>
    </style:style>
    <style:style style:name="P3" style:family="paragraph" style:parent-style-name="Standard">
      <style:text-properties officeooo:rsid="001f9f4e" officeooo:paragraph-rsid="0021472b"/>
    </style:style>
    <style:style style:name="P4" style:family="paragraph" style:parent-style-name="Standard">
      <style:text-properties officeooo:rsid="0022e57e" officeooo:paragraph-rsid="0022e57e"/>
    </style:style>
    <style:style style:name="P5" style:family="paragraph" style:parent-style-name="Standard">
      <style:text-properties officeooo:rsid="00235e94" officeooo:paragraph-rsid="00235e94"/>
    </style:style>
    <style:style style:name="T1" style:family="text">
      <style:text-properties officeooo:rsid="0021472b"/>
    </style:style>
    <style:style style:name="T2" style:family="text">
      <style:text-properties officeooo:rsid="00228457"/>
    </style:style>
    <style:style style:name="T3" style:family="text">
      <style:text-properties officeooo:rsid="0024be71"/>
    </style:style>
    <style:style style:name="T4" style:family="text">
      <style:text-properties officeooo:rsid="0025d856"/>
    </style:style>
    <style:style style:name="T5" style:family="text">
      <style:text-properties officeooo:rsid="0026da7c"/>
    </style:style>
    <style:style style:name="T6" style:family="text">
      <style:text-properties officeooo:rsid="002886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liştirici Günlüğü 16/03/2022</text:p>
      <text:p text:style-name="P1"/>
      <text:p text:style-name="P2">Merhaba herkese, benim adım Mehmet Baran ÖZBOYACI ve Nomadic Games’in bir parçasıyım.</text:p>
      <text:p text:style-name="P2"/>
      <text:p text:style-name="P3">Her şeyin nasıl başladığını anlatabilmem için 9 ay öncesine gitmeliyiz, Selimcan Doğan'ın<text:span text:style-name="T1"> bana oyun geliştirme fikrinden bahsettiği güne. </text:span><text:span text:style-name="T2">Oyun geliştirme fikri çok hoşuma gitmişti fakat ortada bir sorun vardı. Çizerlerimiz, tasarımcılarımız, geliştiricimiz vardı fakat hiçbirimizin tecrübesi yoktu. Ne oyun geliştirmede ne de Unity üzerinde tecrübesizliğimizin farkındaydık. Unity öğrenmeye ve oyun geliştirme hakkında tecrübe edinmeye başladık. İlk oyunumuzun küçük ve basit olmasını istiyorduk. Eğer destek alabilirsek şirketimizle birlikte oyunlarımızı da büyütmek </text:span><text:span text:style-name="T4">amacımızdı</text:span><text:span text:style-name="T2">. Fakat projeyi geliştirdikçe istediğimizden daha fazla büyüyor ve kaynak ihtiyacı doğuyordu. Projeyi geliştirmeye bir ara verip daha küçük bir oyun geliştirmek mantıklı gelmeye başlamıştı. Fakat önümüzde bir oyun fikri yoktu.</text:span></text:p>
      <text:p text:style-name="P3"/>
      <text:p text:style-name="P4">Bir gün sohbet sırasında hoşumuza giden bir oyun fikri geliştirdik. Ve bu fikrin bu istediğimiz küçük oyun için çok ideal olduğuna karar verdik. Ve bu olay da beni bu günlüğü yazmaya iten bugüne getiriyor.</text:p>
      <text:p text:style-name="P4"/>
      <text:p text:style-name="P4">C# üzerinde deneyimim vardı fakat Unity tecrübesiz olduğum bir alandı. Bu yüzden her adımda Unity hakkında yeni bir bilgiler öğreniyordum, Unity’de arayüz tasarımı ve <text:span text:style-name="T5">kodlanabilir</text:span> objeler<text:span text:style-name="T5">(scriptable objects)</text:span> gibi. Ve bu son 9 ayda oyun geliştirmeyi ve tasarlamayı çok sevdiğimi anladım.</text:p>
      <text:p text:style-name="P4"/>
      <text:p text:style-name="P4">Bu oyunda <text:span text:style-name="T4">kodlanabilir</text:span> obje kullanmak istedim çünkü projeye uygundu ve geliştirmeyi, veri depolamayı kolaylaştıracaktı. <text:span text:style-name="T4">Kodlanabilir</text:span> objelerden birisi “Atletler” ol<text:span text:style-name="T5">masına karar verdik</text:span>. Ve atletlerin “Güç”, “Çeviklik”, “Zeka”, “Hız” gibi özellikleri <text:span text:style-name="T6">olması gerektiğini</text:span> düşündük. Ve benim için en önemlisi, oyunu<text:span text:style-name="T6">n</text:span> <text:span text:style-name="T4">kaos seviyesini arttırmaya</text:span> yardımı dokunacak “<text:span text:style-name="T3">Şans</text:span>”.</text:p>
      <text:p text:style-name="P4"/>
      <text:p text:style-name="P5">Oyunu <text:span text:style-name="T4">mod</text:span> ve <text:span text:style-name="T4">çoklu oyuncu</text:span> destekli çıkarmak istiyorduk. Fakat tecrübesizliğimiz <text:span text:style-name="T4">sebebiyle</text:span> bu süreci gereğinden çok uzatabilirdi. Tabi yine elimizden geleni <text:span text:style-name="T4">yapacağız</text:span> fakat şu anki amacımız oynanabilir bir oyun geliştirebilmek. Ve olabildiğince hızlı şekilde geliştirip insanlara neler yapabileceğimizi gösterip, büyük oyunlar çıkarabilmek için ihtiyacımız olan desteği alabilmek. Ve eğer her şey plana göre giderse, sektördeki oyun geliştirme şirketlerinden biri olmak istiyoruz.</text:p>
      <text:p text:style-name="P5"/>
      <text:p text:style-name="P5"><text:tab/><text:tab/><text:tab/><text:tab/> <text:s text:c="9"/>Mehmet Baran ÖZBOYACI</text:p>
      <text:p text:style-name="P5"><text:tab/><text:tab/><text:tab/><text:tab/>NOMADIC GAMES OYUN GELİŞTİRİC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17T09:28:41.458000000</dc:date>
    <meta:editing-duration>PT25M51S</meta:editing-duration>
    <meta:editing-cycles>11</meta:editing-cycles>
    <meta:generator>LibreOffice/7.3.1.3$Windows_X86_64 LibreOffice_project/a69ca51ded25f3eefd52d7bf9a5fad8c90b87951</meta:generator>
    <meta:document-statistic meta:table-count="0" meta:image-count="0" meta:object-count="0" meta:page-count="1" meta:paragraph-count="9" meta:word-count="301" meta:character-count="2322" meta:non-whitespace-character-count="2012"/>
  </office:meta>
</office:document-meta>
</file>